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8pt" fo:language="en" fo:country="IN" style:text-underline-style="solid" style:text-underline-width="auto" style:text-underline-color="font-color" fo:font-weight="bold" officeooo:paragraph-rsid="0008967f" style:font-size-asian="18pt" style:font-weight-asian="bold" style:font-name-complex="Times New Roman1" style:font-size-complex="18pt" style:font-weight-complex="bold"/>
    </style:style>
    <style:style style:name="P2" style:family="paragraph" style:parent-style-name="Standard">
      <style:text-properties style:font-name="Times New Roman" fo:font-size="12pt" fo:language="en" fo:country="IN" style:text-underline-style="none" fo:font-weight="normal" officeooo:paragraph-rsid="0008967f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2pt" fo:language="en" fo:country="IN" style:text-underline-style="none" fo:font-weight="normal" officeooo:paragraph-rsid="0008967f" style:font-size-asian="12pt" style:font-weight-asian="normal" style:font-name-complex="Times New Roman1" style:font-size-complex="12pt" style:font-weight-complex="normal"/>
    </style:style>
    <style:style style:name="P4" style:family="paragraph" style:parent-style-name="Standard">
      <style:text-properties officeooo:paragraph-rsid="0008967f"/>
    </style:style>
    <style:style style:name="P5" style:family="paragraph" style:parent-style-name="Standard">
      <style:paragraph-properties fo:margin-left="3.81cm" fo:margin-right="0cm" fo:text-indent="1.27cm" style:auto-text-indent="false"/>
      <style:text-properties fo:font-size="18pt" fo:language="en" fo:country="IN" style:text-underline-style="solid" style:text-underline-width="auto" style:text-underline-color="font-color" fo:font-weight="bold" officeooo:paragraph-rsid="0008967f" style:font-size-asian="18pt" style:font-weight-asian="bold" style:font-name-complex="Times New Roman1" style:font-size-complex="18pt" style:font-weight-complex="bold"/>
    </style:style>
    <style:style style:name="P6" style:family="paragraph" style:parent-style-name="Standard">
      <style:paragraph-properties fo:margin-left="3.81cm" fo:margin-right="0cm" fo:text-indent="1.27cm" style:auto-text-indent="false"/>
      <style:text-properties officeooo:paragraph-rsid="0008967f"/>
    </style:style>
    <style:style style:name="T1" style:family="text">
      <style:text-properties style:font-name="Times New Roman" fo:font-size="12pt" fo:language="en" fo:country="IN" style:text-underline-style="none" fo:font-weight="normal" style:font-size-asian="12pt" style:font-weight-asian="normal" style:font-name-complex="Times New Roman1" style:font-size-complex="12pt" style:font-weight-complex="normal"/>
    </style:style>
    <style:style style:name="T2" style:family="text">
      <style:text-properties fo:font-size="18pt" fo:language="en" fo:country="IN" style:text-underline-style="solid" style:text-underline-width="auto" style:text-underline-color="font-color" fo:font-weight="bold" style:font-size-asian="18pt" style:font-weight-asian="bold" style:font-name-complex="Times New Roman1" style:font-size-complex="18pt" style:font-weight-complex="bold"/>
    </style:style>
    <style:style style:name="T3" style:family="text">
      <style:text-properties fo:font-size="12pt" fo:language="en" fo:country="IN" style:text-underline-style="none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PROGRAM 8</text:span></text:p>
      <text:p text:style-name="P5"/>
      <text:p text:style-name="P1"/>
      <text:p text:style-name="P4"><text:span text:style-name="T3">from bokeh.io import output_file, show </text:span></text:p>
      <text:p text:style-name="P4"><text:span text:style-name="T3">from bokeh.layouts import column </text:span></text:p>
      <text:p text:style-name="P4"><text:span text:style-name="T3">from bokeh.plotting import figure </text:span></text:p>
      <text:p text:style-name="P2"/>
      <text:p text:style-name="P2"/>
      <text:p text:style-name="P4"><text:span text:style-name="T3">x = [1, 2, 3, 4, 5, 6] </text:span></text:p>
      <text:p text:style-name="P4"><text:span text:style-name="T3">y0 = x </text:span></text:p>
      <text:p text:style-name="P4"><text:span text:style-name="T3">y1 = [i * 2 for i in x] </text:span></text:p>
      <text:p text:style-name="P4"><text:span text:style-name="T3">y2 = [i ** 2 for i in x] </text:span></text:p>
      <text:p text:style-name="P2"/>
      <text:p text:style-name="P4"><text:span text:style-name="T3"># create a new plot </text:span></text:p>
      <text:p text:style-name="P4"><text:span text:style-name="T3">s1 = figure(width=200, plot_height=200) </text:span></text:p>
      <text:p text:style-name="P4"><text:span text:style-name="T3">s1.circle(x, y0, size=10, alpha=0.5) </text:span></text:p>
      <text:p text:style-name="P2"/>
      <text:p text:style-name="P4"><text:span text:style-name="T3"># create another one </text:span></text:p>
      <text:p text:style-name="P4"><text:span text:style-name="T3">s2 = figure(width=200, height=200) </text:span></text:p>
      <text:p text:style-name="P4"><text:span text:style-name="T3">s2.triangle(x, y1, size=10, alpha=0.5) </text:span></text:p>
      <text:p text:style-name="P2"/>
      <text:p text:style-name="P4"><text:span text:style-name="T3"># create and another </text:span></text:p>
      <text:p text:style-name="P4"><text:span text:style-name="T3">s3 = figure(width=200, height=200) </text:span></text:p>
      <text:p text:style-name="P4"><text:span text:style-name="T3">s3.square(x, y2, size=10, alpha=0.5) </text:span></text:p>
      <text:p text:style-name="P2"/>
      <text:p text:style-name="P4"><text:span text:style-name="T3"># put all the plots in a VBox </text:span></text:p>
      <text:p text:style-name="P4"><text:span text:style-name="T3">p = column(s1, s2, s3) </text:span></text:p>
      <text:p text:style-name="P2"/>
      <text:p text:style-name="P4"><text:span text:style-name="T3"># show the results </text:span></text:p>
      <text:p text:style-name="P4"><text:span text:style-name="T3">show(p)</text:span></text:p>
      <text:p text:style-name="P3"/>
      <text:p text:style-name="P3"/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7T17:06:14.582333350</meta:creation-date>
    <dc:date>2024-02-27T17:07:09.276268009</dc:date>
    <meta:editing-duration>PT54S</meta:editing-duration>
    <meta:editing-cycles>1</meta:editing-cycles>
    <meta:document-statistic meta:table-count="0" meta:image-count="0" meta:object-count="0" meta:page-count="1" meta:paragraph-count="21" meta:word-count="99" meta:character-count="558" meta:non-whitespace-character-count="461"/>
    <meta:generator>LibreOffice/5.1.6.2$Linux_X86_64 LibreOffice_project/10m0$Build-2</meta:generator>
  </office:meta>
</office:document-meta>
</file>